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f804"/>
    </style:style>
    <style:style style:name="T1" style:family="text">
      <style:text-properties officeooo:rsid="0001f804"/>
    </style:style>
    <style:style style:name="T2" style:family="text">
      <style:text-properties fo:font-variant="normal" fo:text-transform="none" fo:color="#000000" style:font-name="sans-serif" fo:font-size="9.75pt" fo:letter-spacing="normal" fo:font-style="italic" fo:font-weight="normal" officeooo:rsid="0001f804"/>
    </style:style>
    <style:style style:name="T3" style:family="text">
      <style:text-properties fo:font-variant="normal" fo:text-transform="none" fo:color="#000000" style:font-name="sans-serif" fo:font-size="9.75pt" fo:letter-spacing="normal" fo:font-style="italic" fo:font-weight="bold" officeooo:rsid="0001f804"/>
    </style:style>
    <style:style style:name="T4" style:family="text">
      <style:text-properties fo:font-variant="normal" fo:text-transform="none" fo:color="#000000" style:font-name="sans-serif" fo:font-size="9.75pt" fo:letter-spacing="normal" fo:font-style="normal" fo:font-weight="normal" officeooo:rsid="0001f804"/>
    </style:style>
    <style:style style:name="T5" style:family="text">
      <style:text-properties fo:font-variant="normal" fo:text-transform="none" fo:color="#000000" fo:letter-spacing="normal" officeooo:rsid="0001f804"/>
    </style:style>
    <style:style style:name="T6" style:family="text">
      <style:text-properties fo:font-variant="normal" fo:text-transform="none" fo:color="#000000" fo:letter-spacing="normal" officeooo:rsid="0001f804" style:font-name-asian="sans-serif" style:font-size-asian="9.75pt" style:font-style-asian="normal" style:font-weight-asian="normal"/>
    </style:style>
    <style:style style:name="T7" style:family="text">
      <style:text-properties fo:font-variant="normal" fo:text-transform="none" fo:color="#0b0080" style:font-name="sans-serif" fo:font-size="9.75pt" fo:letter-spacing="normal" fo:font-style="normal" style:text-underline-style="solid" style:text-underline-width="auto" style:text-underline-color="font-color" fo:font-weight="normal" officeooo:rsid="0001f804" fo:background-color="#ffffff"/>
    </style:style>
    <style:style style:name="T8" style:family="text">
      <style:text-properties fo:font-variant="normal" fo:text-transform="none" fo:color="#0b0080" style:font-name="sans-serif" fo:font-size="9.75pt" fo:letter-spacing="normal" fo:font-style="italic" style:text-underline-style="solid" style:text-underline-width="auto" style:text-underline-color="font-color" fo:font-weight="normal" officeooo:rsid="0001f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 for the game SDLDemonHunter</text:span></text:p>
      <text:p text:style-name="P1"><text:span text:style-name="T1"/></text:p>
      <text:p text:style-name="P1"><text:span text:style-name="T3">Altered Beast</text:span><text:span text:style-name="T5"> </text:span><text:span text:style-name="T4">(</text:span><text:span text:style-name="T6">獣王記 </text:span><text:span text:style-name="T2">Jūōki</text:span><text:span text:style-name="T4">, literally "Beast King's Chronicle", in </text:span><text:a xlink:type="simple" xlink:href="http://en.wikipedia.org/wiki/Japan"><text:span text:style-name="T7">Japan</text:span></text:a><text:span text:style-name="T4">) is a 1988 </text:span><text:a xlink:type="simple" xlink:href="http://en.wikipedia.org/wiki/Beat_%27em_up"><text:span text:style-name="T7">beat 'em up</text:span></text:a><text:span text:style-name="T5"> </text:span><text:a xlink:type="simple" xlink:href="http://en.wikipedia.org/wiki/Arcade_game"><text:span text:style-name="T7">arcade game</text:span></text:a><text:span text:style-name="T5"> </text:span><text:span text:style-name="T4">developed and manufactured by </text:span><text:a xlink:type="simple" xlink:href="http://en.wikipedia.org/wiki/Sega"><text:span text:style-name="T7">Sega</text:span></text:a><text:span text:style-name="T4">. The game is set in </text:span><text:a xlink:type="simple" xlink:href="http://en.wikipedia.org/wiki/Ancient_Greece"><text:span text:style-name="T7">Ancient Greece</text:span></text:a><text:span text:style-name="T4">, and follows a </text:span><text:a xlink:type="simple" xlink:href="http://en.wikipedia.org/wiki/Centurion"><text:span text:style-name="T7">centurion</text:span></text:a><text:span text:style-name="T5"> </text:span><text:span text:style-name="T4">who is resurrected by </text:span><text:a xlink:type="simple" xlink:href="http://en.wikipedia.org/wiki/Zeus"><text:span text:style-name="T7">Zeus</text:span></text:a><text:span text:style-name="T5"> </text:span><text:span text:style-name="T4">to rescue his daughter </text:span><text:a xlink:type="simple" xlink:href="http://en.wikipedia.org/wiki/Athena"><text:span text:style-name="T7">Athena</text:span></text:a><text:span text:style-name="T4">, and to do so becomes able to turn into beasts such as the </text:span><text:a xlink:type="simple" xlink:href="http://en.wikipedia.org/wiki/Werewolf"><text:span text:style-name="T7">werewolf</text:span></text:a><text:span text:style-name="T5"> </text:span><text:span text:style-name="T4">with the use of </text:span><text:a xlink:type="simple" xlink:href="http://en.wikipedia.org/wiki/Power-up"><text:span text:style-name="T7">power-ups</text:span></text:a><text:span text:style-name="T4">. After its initial arcade release, it was ported to several home </text:span><text:a xlink:type="simple" xlink:href="http://en.wikipedia.org/wiki/Video_game_console"><text:span text:style-name="T7">video game consoles</text:span></text:a><text:span text:style-name="T5"> </text:span><text:span text:style-name="T4">and </text:span><text:a xlink:type="simple" xlink:href="http://en.wikipedia.org/wiki/Home_computers"><text:span text:style-name="T7">home computers</text:span></text:a><text:span text:style-name="T4">, most notably the </text:span><text:a xlink:type="simple" xlink:href="http://en.wikipedia.org/wiki/Sega_Mega_Drive"><text:span text:style-name="T7">Sega Mega Drive</text:span></text:a><text:span text:style-name="T5"> </text:span><text:span text:style-name="T4">and Sega Genesis for which it was a </text:span><text:a xlink:type="simple" xlink:href="http://en.wikipedia.org/wiki/Pack-in_game"><text:span text:style-name="T7">pack-in game</text:span></text:a><text:span text:style-name="T4">. The primary designer was </text:span><text:a xlink:type="simple" xlink:href="http://en.wikipedia.org/wiki/Makoto_Uchida"><text:span text:style-name="T7">Makoto Uchida</text:span></text:a><text:span text:style-name="T4">, also responsible for the creation of </text:span><text:a xlink:type="simple" xlink:href="http://en.wikipedia.org/wiki/Golden_Axe"><text:span text:style-name="T8">Golden Axe</text:span></text:a><text:span text:style-name="T4">.</text:span><text:span text:style-name="T1"> </text:span></text:p>
      <text:p text:style-name="P1"><text:span text:style-name="T1"/></text:p>
      <text:p text:style-name="P1"><text:span text:style-name="T1">Currently</text:span></text:p>
      <text:p text:style-name="P1"><text:span text:style-name="T1"/></text:p>
      <text:p text:style-name="P1"><text:span text:style-name="T1">MyDude</text:span></text:p>
      <text:p text:style-name="P1"><text:span text:style-name="T1">MyDudeDemon</text:span></text:p>
      <text:p text:style-name="P1"><text:span text:style-name="T1">Father</text:span></text:p>
      <text:p text:style-name="P1"><text:span text:style-name="T1"/></text:p>
      <text:p text:style-name="P1"><text:span text:style-name="T1">New names</text:span></text:p>
      <text:p text:style-name="P1"><text:span text:style-name="T1">Centurion</text:span></text:p>
      <text:p text:style-name="P1"><text:span text:style-name="T1">Zeus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3-01-05T09:26:46.85</dc:date>
    <meta:document-statistic meta:table-count="0" meta:image-count="0" meta:object-count="0" meta:page-count="1" meta:paragraph-count="9" meta:word-count="126" meta:character-count="716" meta:non-whitespace-character-count="601"/>
    <meta:user-defined meta:name="Info 1"/>
    <meta:user-defined meta:name="Info 2"/>
    <meta:user-defined meta:name="Info 3"/>
    <meta:user-defined meta:name="Info 4"/>
  </office:meta>
</office:document-meta>
</file>